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29.54pt"/>
    </style:style>
    <style:style style:name="co3" style:family="table-column">
      <style:table-column-properties fo:break-before="auto" style:column-width="37.05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 style:data-style-name="N3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estats" table:style-name="ta1">
        <table:shapes>
          <draw:frame draw:z-index="0" draw:style-name="gr1" draw:text-style-name="P1" svg:width="536.43pt" svg:height="301.72pt" svg:x="285.22pt" svg:y="12.61pt">
            <loext:p draw:notify-on-update-of-ranges="datestats.B2:datestats.B62 datestats.B2:datestats.B62 datestats.C1:datestats.C1 datestats.C2:datestats.C62 datestats.B2:datestats.B62 datestats.D1:datestats.D1 datestats.D2:datestats.D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6.43pt" svg:height="301.72pt" svg:x="297.3pt" svg:y="360.65pt">
            <loext:p draw:notify-on-update-of-ranges="datestats.B2:datestats.B62 datestats.B2:datestats.B62 datestats.C1:datestats.C1 datestats.C2:datestats.C62 datestats.B2:datestats.B62 datestats.E1:datestats.E1 datestats.E2:datestats.E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36.43pt" svg:height="301.72pt" svg:x="302.77pt" svg:y="716.83pt">
            <loext:p draw:notify-on-update-of-ranges="datestats.B2:datestats.B62 datestats.B2:datestats.B62 datestats.F1:datestats.F1 datestats.F2:datestats.F62 datestats.B2:datestats.B62 datestats.D1:datestats.D1 datestats.D2:datestats.D6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<text:s/>new</text:p>
          </table:table-cell>
          <table:table-cell office:value-type="string" calcext:value-type="string">
            <text:p><text:s/>mdbr</text:p>
          </table:table-cell>
          <table:table-cell office:value-type="string" calcext:value-type="string">
            <text:p>comments/mon</text:p>
          </table:table-cell>
        </table:table-row>
        <table:table-row table:style-name="ro1">
          <table:table-cell office:value-type="string" calcext:value-type="string">
            <text:p>7/2012</text:p>
          </table:table-cell>
          <table:table-cell office:value-type="date" office:date-value="2012-07-01" calcext:value-type="date">
            <text:p>07/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formula="of:=30.5/[.E2]" office:value-type="float" office:value="1.05172413793103" calcext:value-type="float">
            <text:p>1.05172413793103</text:p>
          </table:table-cell>
        </table:table-row>
        <table:table-row table:style-name="ro1">
          <table:table-cell office:value-type="string" calcext:value-type="string">
            <text:p>8/2012</text:p>
          </table:table-cell>
          <table:table-cell office:value-type="date" office:date-value="2012-08-01" calcext:value-type="date">
            <text:p>08/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30.5/[.E3]" office:value-type="float" office:value="1.08928571428571" calcext:value-type="float">
            <text:p>1.08928571428571</text:p>
          </table:table-cell>
        </table:table-row>
        <table:table-row table:style-name="ro1">
          <table:table-cell office:value-type="string" calcext:value-type="string">
            <text:p>9/2012</text:p>
          </table:table-cell>
          <table:table-cell office:value-type="date" office:date-value="2012-09-01" calcext:value-type="date">
            <text:p>09/1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formula="of:=30.5/[.E4]" office:value-type="float" office:value="0.663043478260869" calcext:value-type="float">
            <text:p>0.663043478260869</text:p>
          </table:table-cell>
        </table:table-row>
        <table:table-row table:style-name="ro1">
          <table:table-cell office:value-type="string" calcext:value-type="string">
            <text:p>10/2012</text:p>
          </table:table-cell>
          <table:table-cell office:value-type="date" office:date-value="2012-10-01" calcext:value-type="date">
            <text:p>10/1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30.5/[.E5]" office:value-type="float" office:value="1.12962962962963" calcext:value-type="float">
            <text:p>1.12962962962963</text:p>
          </table:table-cell>
        </table:table-row>
        <table:table-row table:style-name="ro1">
          <table:table-cell office:value-type="string" calcext:value-type="string">
            <text:p>11/2012</text:p>
          </table:table-cell>
          <table:table-cell office:value-type="date" office:date-value="2012-11-01" calcext:value-type="date">
            <text:p>11/1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formula="of:=30.5/[.E6]" office:value-type="float" office:value="1.32608695652174" calcext:value-type="float">
            <text:p>1.32608695652174</text:p>
          </table:table-cell>
        </table:table-row>
        <table:table-row table:style-name="ro1">
          <table:table-cell office:value-type="string" calcext:value-type="string">
            <text:p>12/2012</text:p>
          </table:table-cell>
          <table:table-cell office:value-type="date" office:date-value="2012-12-01" calcext:value-type="date">
            <text:p>12/1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formula="of:=30.5/[.E7]" office:value-type="float" office:value="1.17307692307692" calcext:value-type="float">
            <text:p>1.17307692307692</text:p>
          </table:table-cell>
        </table:table-row>
        <table:table-row table:style-name="ro1">
          <table:table-cell office:value-type="string" calcext:value-type="string">
            <text:p>1/2013</text:p>
          </table:table-cell>
          <table:table-cell office:value-type="date" office:date-value="2013-01-01" calcext:value-type="date">
            <text:p>01/1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formula="of:=30.5/[.E8]" office:value-type="float" office:value="0.897058823529412" calcext:value-type="float">
            <text:p>0.897058823529412</text:p>
          </table:table-cell>
        </table:table-row>
        <table:table-row table:style-name="ro1">
          <table:table-cell office:value-type="string" calcext:value-type="string">
            <text:p>2/2013</text:p>
          </table:table-cell>
          <table:table-cell office:value-type="date" office:date-value="2013-02-01" calcext:value-type="date">
            <text:p>02/1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formula="of:=30.5/[.E9]" office:value-type="float" office:value="1.08928571428571" calcext:value-type="float">
            <text:p>1.08928571428571</text:p>
          </table:table-cell>
        </table:table-row>
        <table:table-row table:style-name="ro1">
          <table:table-cell office:value-type="string" calcext:value-type="string">
            <text:p>3/2013</text:p>
          </table:table-cell>
          <table:table-cell office:value-type="date" office:date-value="2013-03-01" calcext:value-type="date">
            <text:p>03/1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formula="of:=30.5/[.E10]" office:value-type="float" office:value="0.924242424242424" calcext:value-type="float">
            <text:p>0.924242424242424</text:p>
          </table:table-cell>
        </table:table-row>
        <table:table-row table:style-name="ro1">
          <table:table-cell office:value-type="string" calcext:value-type="string">
            <text:p>4/2013</text:p>
          </table:table-cell>
          <table:table-cell office:value-type="date" office:date-value="2013-04-01" calcext:value-type="date">
            <text:p>04/1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30.5/[.E11]" office:value-type="float" office:value="1.27083333333333" calcext:value-type="float">
            <text:p>1.27083333333333</text:p>
          </table:table-cell>
        </table:table-row>
        <table:table-row table:style-name="ro1">
          <table:table-cell office:value-type="string" calcext:value-type="string">
            <text:p>5/2013</text:p>
          </table:table-cell>
          <table:table-cell office:value-type="date" office:date-value="2013-05-01" calcext:value-type="date">
            <text:p>05/1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formula="of:=30.5/[.E12]" office:value-type="float" office:value="0.983870967741935" calcext:value-type="float">
            <text:p>0.983870967741935</text:p>
          </table:table-cell>
        </table:table-row>
        <table:table-row table:style-name="ro1">
          <table:table-cell office:value-type="string" calcext:value-type="string">
            <text:p>6/2013</text:p>
          </table:table-cell>
          <table:table-cell office:value-type="date" office:date-value="2013-06-01" calcext:value-type="date">
            <text:p>06/1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30.5/[.E13]" office:value-type="float" office:value="0.871428571428571" calcext:value-type="float">
            <text:p>0.871428571428571</text:p>
          </table:table-cell>
        </table:table-row>
        <table:table-row table:style-name="ro1">
          <table:table-cell office:value-type="string" calcext:value-type="string">
            <text:p>7/2013</text:p>
          </table:table-cell>
          <table:table-cell office:value-type="date" office:date-value="2013-07-01" calcext:value-type="date">
            <text:p>07/13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30.5/[.E14]" office:value-type="float" office:value="0.726190476190476" calcext:value-type="float">
            <text:p>0.726190476190476</text:p>
          </table:table-cell>
        </table:table-row>
        <table:table-row table:style-name="ro1">
          <table:table-cell office:value-type="string" calcext:value-type="string">
            <text:p>8/2013</text:p>
          </table:table-cell>
          <table:table-cell office:value-type="date" office:date-value="2013-08-01" calcext:value-type="date">
            <text:p>08/1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table:formula="of:=30.5/[.E15]" office:value-type="float" office:value="0.824324324324324" calcext:value-type="float">
            <text:p>0.824324324324324</text:p>
          </table:table-cell>
        </table:table-row>
        <table:table-row table:style-name="ro1">
          <table:table-cell office:value-type="string" calcext:value-type="string">
            <text:p>9/2013</text:p>
          </table:table-cell>
          <table:table-cell office:value-type="date" office:date-value="2013-09-01" calcext:value-type="date">
            <text:p>09/1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formula="of:=30.5/[.E16]" office:value-type="float" office:value="0.897058823529412" calcext:value-type="float">
            <text:p>0.897058823529412</text:p>
          </table:table-cell>
        </table:table-row>
        <table:table-row table:style-name="ro1">
          <table:table-cell office:value-type="string" calcext:value-type="string">
            <text:p>10/2013</text:p>
          </table:table-cell>
          <table:table-cell office:value-type="date" office:date-value="2013-10-01" calcext:value-type="date">
            <text:p>10/1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formula="of:=30.5/[.E17]" office:value-type="float" office:value="0.693181818181818" calcext:value-type="float">
            <text:p>0.693181818181818</text:p>
          </table:table-cell>
        </table:table-row>
        <table:table-row table:style-name="ro1">
          <table:table-cell office:value-type="string" calcext:value-type="string">
            <text:p>11/2013</text:p>
          </table:table-cell>
          <table:table-cell office:value-type="date" office:date-value="2013-11-01" calcext:value-type="date">
            <text:p>11/1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30.5/[.E18]" office:value-type="float" office:value="1.01666666666667" calcext:value-type="float">
            <text:p>1.01666666666667</text:p>
          </table:table-cell>
        </table:table-row>
        <table:table-row table:style-name="ro1">
          <table:table-cell office:value-type="string" calcext:value-type="string">
            <text:p>12/2013</text:p>
          </table:table-cell>
          <table:table-cell office:value-type="date" office:date-value="2013-12-01" calcext:value-type="date">
            <text:p>12/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formula="of:=30.5/[.E19]" office:value-type="float" office:value="0.693181818181818" calcext:value-type="float">
            <text:p>0.693181818181818</text:p>
          </table:table-cell>
        </table:table-row>
        <table:table-row table:style-name="ro1">
          <table:table-cell office:value-type="string" calcext:value-type="string">
            <text:p>1/2014</text:p>
          </table:table-cell>
          <table:table-cell office:value-type="date" office:date-value="2014-01-01" calcext:value-type="date">
            <text:p>01/1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30.5/[.E20]" office:value-type="float" office:value="1.69444444444444" calcext:value-type="float">
            <text:p>1.69444444444444</text:p>
          </table:table-cell>
        </table:table-row>
        <table:table-row table:style-name="ro1">
          <table:table-cell office:value-type="string" calcext:value-type="string">
            <text:p>2/2014</text:p>
          </table:table-cell>
          <table:table-cell office:value-type="date" office:date-value="2014-02-01" calcext:value-type="date">
            <text:p>02/1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table:formula="of:=30.5/[.E21]" office:value-type="float" office:value="1.45238095238095" calcext:value-type="float">
            <text:p>1.45238095238095</text:p>
          </table:table-cell>
        </table:table-row>
        <table:table-row table:style-name="ro1">
          <table:table-cell office:value-type="string" calcext:value-type="string">
            <text:p>3/2014</text:p>
          </table:table-cell>
          <table:table-cell office:value-type="date" office:date-value="2014-03-01" calcext:value-type="date">
            <text:p>03/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formula="of:=30.5/[.E22]" office:value-type="float" office:value="0.953125" calcext:value-type="float">
            <text:p>0.953125</text:p>
          </table:table-cell>
        </table:table-row>
        <table:table-row table:style-name="ro1">
          <table:table-cell office:value-type="string" calcext:value-type="string">
            <text:p>4/2014</text:p>
          </table:table-cell>
          <table:table-cell office:value-type="date" office:date-value="2014-04-01" calcext:value-type="date">
            <text:p>04/1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formula="of:=30.5/[.E23]" office:value-type="float" office:value="1.17307692307692" calcext:value-type="float">
            <text:p>1.17307692307692</text:p>
          </table:table-cell>
        </table:table-row>
        <table:table-row table:style-name="ro1">
          <table:table-cell office:value-type="string" calcext:value-type="string">
            <text:p>5/2014</text:p>
          </table:table-cell>
          <table:table-cell office:value-type="date" office:date-value="2014-05-01" calcext:value-type="date">
            <text:p>05/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formula="of:=30.5/[.E24]" office:value-type="float" office:value="1.17307692307692" calcext:value-type="float">
            <text:p>1.17307692307692</text:p>
          </table:table-cell>
        </table:table-row>
        <table:table-row table:style-name="ro1">
          <table:table-cell office:value-type="string" calcext:value-type="string">
            <text:p>6/2014</text:p>
          </table:table-cell>
          <table:table-cell office:value-type="date" office:date-value="2014-06-01" calcext:value-type="date">
            <text:p>06/1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formula="of:=30.5/[.E25]" office:value-type="float" office:value="0.897058823529412" calcext:value-type="float">
            <text:p>0.897058823529412</text:p>
          </table:table-cell>
        </table:table-row>
        <table:table-row table:style-name="ro1">
          <table:table-cell office:value-type="string" calcext:value-type="string">
            <text:p>7/2014</text:p>
          </table:table-cell>
          <table:table-cell office:value-type="date" office:date-value="2014-07-01" calcext:value-type="date">
            <text:p>07/14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table:formula="of:=30.5/[.E26]" office:value-type="float" office:value="1.38636363636364" calcext:value-type="float">
            <text:p>1.38636363636364</text:p>
          </table:table-cell>
        </table:table-row>
        <table:table-row table:style-name="ro1">
          <table:table-cell office:value-type="string" calcext:value-type="string">
            <text:p>8/2014</text:p>
          </table:table-cell>
          <table:table-cell office:value-type="date" office:date-value="2014-08-01" calcext:value-type="date">
            <text:p>08/1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30.5/[.E27]" office:value-type="float" office:value="3.8125" calcext:value-type="float">
            <text:p>3.8125</text:p>
          </table:table-cell>
        </table:table-row>
        <table:table-row table:style-name="ro1">
          <table:table-cell office:value-type="string" calcext:value-type="string">
            <text:p>9/2014</text:p>
          </table:table-cell>
          <table:table-cell office:value-type="date" office:date-value="2014-09-01" calcext:value-type="date">
            <text:p>09/14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table:formula="of:=30.5/[.E28]" office:value-type="float" office:value="3.38888888888889" calcext:value-type="float">
            <text:p>3.38888888888889</text:p>
          </table:table-cell>
        </table:table-row>
        <table:table-row table:style-name="ro1">
          <table:table-cell office:value-type="string" calcext:value-type="string">
            <text:p>10/2014</text:p>
          </table:table-cell>
          <table:table-cell office:value-type="date" office:date-value="2014-10-01" calcext:value-type="date">
            <text:p>10/14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formula="of:=30.5/[.E29]" office:value-type="float" office:value="2.34615384615385" calcext:value-type="float">
            <text:p>2.34615384615385</text:p>
          </table:table-cell>
        </table:table-row>
        <table:table-row table:style-name="ro1">
          <table:table-cell office:value-type="string" calcext:value-type="string">
            <text:p>11/2014</text:p>
          </table:table-cell>
          <table:table-cell office:value-type="date" office:date-value="2014-11-01" calcext:value-type="date">
            <text:p>11/1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table:formula="of:=30.5/[.E30]" office:value-type="float" office:value="1.08928571428571" calcext:value-type="float">
            <text:p>1.08928571428571</text:p>
          </table:table-cell>
        </table:table-row>
        <table:table-row table:style-name="ro1">
          <table:table-cell office:value-type="string" calcext:value-type="string">
            <text:p>12/2014</text:p>
          </table:table-cell>
          <table:table-cell office:value-type="date" office:date-value="2014-12-01" calcext:value-type="date">
            <text:p>12/1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formula="of:=30.5/[.E31]" office:value-type="float" office:value="0.983870967741935" calcext:value-type="float">
            <text:p>0.983870967741935</text:p>
          </table:table-cell>
        </table:table-row>
        <table:table-row table:style-name="ro1">
          <table:table-cell office:value-type="string" calcext:value-type="string">
            <text:p>1/2015</text:p>
          </table:table-cell>
          <table:table-cell office:value-type="date" office:date-value="2015-01-01" calcext:value-type="date">
            <text:p>01/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30.5/[.E32]" office:value-type="float" office:value="1.27083333333333" calcext:value-type="float">
            <text:p>1.27083333333333</text:p>
          </table:table-cell>
        </table:table-row>
        <table:table-row table:style-name="ro1">
          <table:table-cell office:value-type="string" calcext:value-type="string">
            <text:p>2/2015</text:p>
          </table:table-cell>
          <table:table-cell office:value-type="date" office:date-value="2015-02-01" calcext:value-type="date">
            <text:p>02/15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30.5/[.E33]" office:value-type="float" office:value="0.709302325581395" calcext:value-type="float">
            <text:p>0.709302325581395</text:p>
          </table:table-cell>
        </table:table-row>
        <table:table-row table:style-name="ro1">
          <table:table-cell office:value-type="string" calcext:value-type="string">
            <text:p>3/2015</text:p>
          </table:table-cell>
          <table:table-cell office:value-type="date" office:date-value="2015-03-01" calcext:value-type="date">
            <text:p>03/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formula="of:=30.5/[.E34]" office:value-type="float" office:value="0.953125" calcext:value-type="float">
            <text:p>0.953125</text:p>
          </table:table-cell>
        </table:table-row>
        <table:table-row table:style-name="ro1">
          <table:table-cell office:value-type="string" calcext:value-type="string">
            <text:p>4/2015</text:p>
          </table:table-cell>
          <table:table-cell office:value-type="date" office:date-value="2015-04-01" calcext:value-type="date">
            <text:p>04/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30.5/[.E35]" office:value-type="float" office:value="1.12962962962963" calcext:value-type="float">
            <text:p>1.12962962962963</text:p>
          </table:table-cell>
        </table:table-row>
        <table:table-row table:style-name="ro1">
          <table:table-cell office:value-type="string" calcext:value-type="string">
            <text:p>5/2015</text:p>
          </table:table-cell>
          <table:table-cell office:value-type="date" office:date-value="2015-05-01" calcext:value-type="date">
            <text:p>05/1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30.5/[.E36]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6/2015</text:p>
          </table:table-cell>
          <table:table-cell office:value-type="date" office:date-value="2015-06-01" calcext:value-type="date">
            <text:p>06/1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formula="of:=30.5/[.E37]" office:value-type="float" office:value="1.12962962962963" calcext:value-type="float">
            <text:p>1.12962962962963</text:p>
          </table:table-cell>
        </table:table-row>
        <table:table-row table:style-name="ro1">
          <table:table-cell office:value-type="string" calcext:value-type="string">
            <text:p>7/2015</text:p>
          </table:table-cell>
          <table:table-cell office:value-type="date" office:date-value="2015-07-01" calcext:value-type="date">
            <text:p>07/1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formula="of:=30.5/[.E38]" office:value-type="float" office:value="1.69444444444444" calcext:value-type="float">
            <text:p>1.69444444444444</text:p>
          </table:table-cell>
        </table:table-row>
        <table:table-row table:style-name="ro1">
          <table:table-cell office:value-type="string" calcext:value-type="string">
            <text:p>8/2015</text:p>
          </table:table-cell>
          <table:table-cell office:value-type="date" office:date-value="2015-08-01" calcext:value-type="date">
            <text:p>08/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30.5/[.E39]" office:value-type="float" office:value="2.34615384615385" calcext:value-type="float">
            <text:p>2.34615384615385</text:p>
          </table:table-cell>
        </table:table-row>
        <table:table-row table:style-name="ro1">
          <table:table-cell office:value-type="string" calcext:value-type="string">
            <text:p>9/2015</text:p>
          </table:table-cell>
          <table:table-cell office:value-type="date" office:date-value="2015-09-01" calcext:value-type="date">
            <text:p>09/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30.5/[.E40]" office:value-type="float" office:value="4.35714285714286" calcext:value-type="float">
            <text:p>4.35714285714286</text:p>
          </table:table-cell>
        </table:table-row>
        <table:table-row table:style-name="ro1">
          <table:table-cell office:value-type="string" calcext:value-type="string">
            <text:p>10/2015</text:p>
          </table:table-cell>
          <table:table-cell office:value-type="date" office:date-value="2015-10-01" calcext:value-type="date">
            <text:p>10/1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30.5/[.E41]" office:value-type="float" office:value="4.35714285714286" calcext:value-type="float">
            <text:p>4.35714285714286</text:p>
          </table:table-cell>
        </table:table-row>
        <table:table-row table:style-name="ro1">
          <table:table-cell office:value-type="string" calcext:value-type="string">
            <text:p>11/2015</text:p>
          </table:table-cell>
          <table:table-cell office:value-type="date" office:date-value="2015-11-01" calcext:value-type="date">
            <text:p>11/1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30.5/[.E42]" office:value-type="float" office:value="2.77272727272727" calcext:value-type="float">
            <text:p>2.77272727272727</text:p>
          </table:table-cell>
        </table:table-row>
        <table:table-row table:style-name="ro1">
          <table:table-cell office:value-type="string" calcext:value-type="string">
            <text:p>12/2015</text:p>
          </table:table-cell>
          <table:table-cell office:value-type="date" office:date-value="2015-12-01" calcext:value-type="date">
            <text:p>12/1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formula="of:=30.5/[.E43]" office:value-type="float" office:value="4.35714285714286" calcext:value-type="float">
            <text:p>4.35714285714286</text:p>
          </table:table-cell>
        </table:table-row>
        <table:table-row table:style-name="ro1">
          <table:table-cell office:value-type="string" calcext:value-type="string">
            <text:p>1/2016</text:p>
          </table:table-cell>
          <table:table-cell office:value-type="date" office:date-value="2016-01-01" calcext:value-type="date">
            <text:p>01/1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30.5/[.E44]" office:value-type="float" office:value="4.35714285714286" calcext:value-type="float">
            <text:p>4.35714285714286</text:p>
          </table:table-cell>
        </table:table-row>
        <table:table-row table:style-name="ro1">
          <table:table-cell office:value-type="string" calcext:value-type="string">
            <text:p>2/2016</text:p>
          </table:table-cell>
          <table:table-cell office:value-type="date" office:date-value="2016-02-01" calcext:value-type="date">
            <text:p>02/1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table:formula="of:=30.5/[.E45]" office:value-type="float" office:value="2.54166666666667" calcext:value-type="float">
            <text:p>2.54166666666667</text:p>
          </table:table-cell>
        </table:table-row>
        <table:table-row table:style-name="ro1">
          <table:table-cell office:value-type="string" calcext:value-type="string">
            <text:p>3/2016</text:p>
          </table:table-cell>
          <table:table-cell office:value-type="date" office:date-value="2016-03-01" calcext:value-type="date">
            <text:p>03/16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table:formula="of:=30.5/[.E46]" office:value-type="float" office:value="3.38888888888889" calcext:value-type="float">
            <text:p>3.38888888888889</text:p>
          </table:table-cell>
        </table:table-row>
        <table:table-row table:style-name="ro1">
          <table:table-cell office:value-type="string" calcext:value-type="string">
            <text:p>4/2016</text:p>
          </table:table-cell>
          <table:table-cell office:value-type="date" office:date-value="2016-04-01" calcext:value-type="date">
            <text:p>04/16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formula="of:=30.5/[.E47]" office:value-type="float" office:value="4.35714285714286" calcext:value-type="float">
            <text:p>4.35714285714286</text:p>
          </table:table-cell>
        </table:table-row>
        <table:table-row table:style-name="ro1">
          <table:table-cell office:value-type="string" calcext:value-type="string">
            <text:p>5/2016</text:p>
          </table:table-cell>
          <table:table-cell office:value-type="date" office:date-value="2016-05-01" calcext:value-type="date">
            <text:p>05/16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formula="of:=30.5/[.E48]" office:value-type="float" office:value="5.08333333333333" calcext:value-type="float">
            <text:p>5.08333333333333</text:p>
          </table:table-cell>
        </table:table-row>
        <table:table-row table:style-name="ro1">
          <table:table-cell office:value-type="string" calcext:value-type="string">
            <text:p>6/2016</text:p>
          </table:table-cell>
          <table:table-cell office:value-type="date" office:date-value="2016-06-01" calcext:value-type="date">
            <text:p>06/1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30.5/[.E49]"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7/2016</text:p>
          </table:table-cell>
          <table:table-cell office:value-type="date" office:date-value="2016-07-01" calcext:value-type="date">
            <text:p>07/1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formula="of:=30.5/[.E50]"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8/2016</text:p>
          </table:table-cell>
          <table:table-cell office:value-type="date" office:date-value="2016-08-01" calcext:value-type="date">
            <text:p>08/1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formula="of:=30.5/[.E51]"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9/2016</text:p>
          </table:table-cell>
          <table:table-cell office:value-type="date" office:date-value="2016-09-01" calcext:value-type="date">
            <text:p>09/1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table:formula="of:=30.5/[.E52]" office:value-type="float" office:value="3.8125" calcext:value-type="float">
            <text:p>3.8125</text:p>
          </table:table-cell>
        </table:table-row>
        <table:table-row table:style-name="ro1">
          <table:table-cell office:value-type="string" calcext:value-type="string">
            <text:p>10/2016</text:p>
          </table:table-cell>
          <table:table-cell office:value-type="date" office:date-value="2016-10-01" calcext:value-type="date">
            <text:p>10/16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table:formula="of:=30.5/[.E53]" office:value-type="float" office:value="3.8125" calcext:value-type="float">
            <text:p>3.8125</text:p>
          </table:table-cell>
        </table:table-row>
        <table:table-row table:style-name="ro1">
          <table:table-cell office:value-type="string" calcext:value-type="string">
            <text:p>11/2016</text:p>
          </table:table-cell>
          <table:table-cell office:value-type="date" office:date-value="2016-11-01" calcext:value-type="date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formula="of:=30.5/[.E54]" office:value-type="float" office:value="3.05" calcext:value-type="float">
            <text:p>3.05</text:p>
          </table:table-cell>
        </table:table-row>
        <table:table-row table:style-name="ro1">
          <table:table-cell office:value-type="string" calcext:value-type="string">
            <text:p>12/2016</text:p>
          </table:table-cell>
          <table:table-cell office:value-type="date" office:date-value="2016-12-01" calcext:value-type="date">
            <text:p>12/16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table:formula="of:=30.5/[.E55]" office:value-type="float" office:value="4.35714285714286" calcext:value-type="float">
            <text:p>4.35714285714286</text:p>
          </table:table-cell>
        </table:table-row>
        <table:table-row table:style-name="ro1">
          <table:table-cell office:value-type="string" calcext:value-type="string">
            <text:p>1/2017</text:p>
          </table:table-cell>
          <table:table-cell office:value-type="date" office:date-value="2017-01-01" calcext:value-type="date">
            <text:p>01/1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30.5/[.E56]" office:value-type="float" office:value="3.38888888888889" calcext:value-type="float">
            <text:p>3.38888888888889</text:p>
          </table:table-cell>
        </table:table-row>
        <table:table-row table:style-name="ro1">
          <table:table-cell office:value-type="string" calcext:value-type="string">
            <text:p>2/2017</text:p>
          </table:table-cell>
          <table:table-cell office:value-type="date" office:date-value="2017-02-01" calcext:value-type="date">
            <text:p>02/1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30.5/[.E57]" office:value-type="float" office:value="1.79411764705882" calcext:value-type="float">
            <text:p>1.79411764705882</text:p>
          </table:table-cell>
        </table:table-row>
        <table:table-row table:style-name="ro1">
          <table:table-cell office:value-type="string" calcext:value-type="string">
            <text:p>3/2017</text:p>
          </table:table-cell>
          <table:table-cell office:value-type="date" office:date-value="2017-03-01" calcext:value-type="date">
            <text:p>03/1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formula="of:=30.5/[.E58]" office:value-type="float" office:value="1.525" calcext:value-type="float">
            <text:p>1.525</text:p>
          </table:table-cell>
        </table:table-row>
        <table:table-row table:style-name="ro1">
          <table:table-cell office:value-type="string" calcext:value-type="string">
            <text:p>4/2017</text:p>
          </table:table-cell>
          <table:table-cell office:value-type="date" office:date-value="2017-04-01" calcext:value-type="date">
            <text:p>04/1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30.5/[.E59]" office:value-type="float" office:value="2.03333333333333" calcext:value-type="float">
            <text:p>2.03333333333333</text:p>
          </table:table-cell>
        </table:table-row>
        <table:table-row table:style-name="ro1">
          <table:table-cell office:value-type="string" calcext:value-type="string">
            <text:p>5/2017</text:p>
          </table:table-cell>
          <table:table-cell office:value-type="date" office:date-value="2017-05-01" calcext:value-type="date">
            <text:p>05/1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formula="of:=30.5/[.E60]" office:value-type="float" office:value="0.897058823529412" calcext:value-type="float">
            <text:p>0.897058823529412</text:p>
          </table:table-cell>
        </table:table-row>
        <table:table-row table:style-name="ro1">
          <table:table-cell office:value-type="string" calcext:value-type="string">
            <text:p>6/2017</text:p>
          </table:table-cell>
          <table:table-cell office:value-type="date" office:date-value="2017-06-01" calcext:value-type="date">
            <text:p>06/17</text:p>
          </table:table-cell>
          <table:table-cell office:value-type="float" office:value="0.5" calcext:value-type="float">
            <text:p>0.5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formula="of:=30.5/[.E61]" office:value-type="float" office:value="1.32608695652174" calcext:value-type="float">
            <text:p>1.32608695652174</text:p>
          </table:table-cell>
        </table:table-row>
        <table:table-row table:style-name="ro1">
          <table:table-cell office:value-type="string" calcext:value-type="string">
            <text:p>7/2017</text:p>
          </table:table-cell>
          <table:table-cell office:value-type="date" office:date-value="2017-07-01" calcext:value-type="date">
            <text:p>07/17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formula="of:=30.5/[.E62]" office:value-type="float" office:value="2.03333333333333" calcext:value-type="float">
            <text:p>2.03333333333333</text:p>
          </table:table-cell>
        </table:table-row>
        <table:table-row table:style-name="ro1" table:number-rows-repeated="104851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/00/0000</text:date>, <text:time style:data-style-name="N2" text:time-value="10:04:32.523829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6T23:15:13.905048003</dc:date>
    <meta:editing-duration>PT13H23M16S</meta:editing-duration>
    <meta:editing-cycles>5</meta:editing-cycles>
    <meta:generator>LibreOffice/5.3.1.2$Linux_X86_64 LibreOffice_project/30m0$Build-2</meta:generator>
    <meta:document-statistic meta:table-count="1" meta:cell-count="3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2">
      <style:chart-properties chart:display-label="true" chart:logarithmic="false" chart:minimum="41091" chart:maximum="429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7fff" draw:fill-color="#007f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25cm" svg:height="10.645cm" xlink:href=".." xlink:type="simple" chart:class="chart:scatter" chart:column-mapping="0 1" chart:style-name="ch1">
        <chart:title svg:x="6.124cm" svg:y="0.347cm" chart:style-name="ch2">
          <text:p>New RFS Submissions by Month</text:p>
        </chart:title>
        <chart:plot-area chart:style-name="ch3" table:cell-range-address="datestats.B1:datestats.D62" chart:data-source-has-labels="both" svg:x="0.378cm" svg:y="1.312cm" svg:width="18.169cm" svg:height="9.121cm">
          <chartooo:coordinate-region svg:x="1.185cm" svg:y="1.486cm" svg:width="16.634cm" svg:height="8.353cm"/>
          <chart:axis chart:dimension="x" chart:name="primary-x" chart:style-name="ch4" chartooo:axis-type="auto">
            <chart:categories table:cell-range-address="datestats.B2:datestats.B6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datestats.C2:datestats.C62" chart:label-cell-address="datestats.C1:datestats.C1" chart:class="chart:scatter">
            <chart:domain table:cell-range-address="datestats.B2:datestats.B62"/>
            <chart:data-point chart:repeated="61"/>
          </chart:series>
          <chart:series chart:attached-axis="primary-y" chart:style-name="ch9" chart:values-cell-range-address="datestats.D2:datestats.D62" chart:label-cell-address="datestats.D1:datestats.D1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reeze</text:p>
                <draw:g>
                  <svg:desc>datestats.C1:datestats.C1</svg:desc>
                </draw:g>
              </table:table-cell>
              <table:table-cell office:value-type="string">
                <text:p> new</text:p>
                <draw:g>
                  <svg:desc>datestats.D1:datestats.D1</svg:desc>
                </draw:g>
              </table:table-cell>
            </table:table-row>
          </table:table-header-rows>
          <table:table-rows>
            <table:table-row>
              <table:table-cell office:value-type="float" office:value="41091">
                <text:p>41091</text:p>
                <draw:g>
                  <svg:desc>datestats.B2:datestats.B62</svg:desc>
                </draw:g>
              </table:table-cell>
              <table:table-cell office:value-type="float" office:value="41091">
                <text:p>41091</text:p>
                <draw:g>
                  <svg:desc>datestats.B2:datestats.B62</svg:desc>
                </draw:g>
              </table:table-cell>
              <table:table-cell office:value-type="float" office:value="1">
                <text:p>1</text:p>
                <draw:g>
                  <svg:desc>datestats.C2:datestats.C62</svg:desc>
                </draw:g>
              </table:table-cell>
              <table:table-cell office:value-type="float" office:value="34">
                <text:p>34</text:p>
                <draw:g>
                  <svg:desc>datestats.D2:datestats.D62</svg:desc>
                </draw:g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41122">
                <text:p>41122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41153">
                <text:p>41153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41183">
                <text:p>41183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41214">
                <text:p>41214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41244">
                <text:p>41244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41275">
                <text:p>41275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41306">
                <text:p>41306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41334">
                <text:p>41334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41365">
                <text:p>41365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41395">
                <text:p>4139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41426">
                <text:p>41426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41456">
                <text:p>41456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41487">
                <text:p>41487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41518">
                <text:p>41518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41548">
                <text:p>41548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41579">
                <text:p>41579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41609">
                <text:p>4160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1640">
                <text:p>4164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1671">
                <text:p>41671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41699">
                <text:p>41699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1730">
                <text:p>4173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1760">
                <text:p>4176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41791">
                <text:p>41791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41821">
                <text:p>41821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41852">
                <text:p>41852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41883">
                <text:p>41883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41913">
                <text:p>4191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41944">
                <text:p>41944</text:p>
              </table:table-cell>
              <table:table-cell office:value-type="float" office:value="1">
                <text:p>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41974">
                <text:p>41974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2005">
                <text:p>42005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42036">
                <text:p>42036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42064">
                <text:p>4206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42095">
                <text:p>42095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2125">
                <text:p>4212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42156">
                <text:p>42156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2186">
                <text:p>42186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42217">
                <text:p>42217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42248">
                <text:p>42248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42278">
                <text:p>42278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42309">
                <text:p>42309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42339">
                <text:p>42339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2370">
                <text:p>42370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2401">
                <text:p>42401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42430">
                <text:p>4243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42461">
                <text:p>42461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42491">
                <text:p>42491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42522">
                <text:p>42522</text:p>
              </table:table-cell>
              <table:table-cell office:value-type="float" office:value="0">
                <text:p>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42552">
                <text:p>42552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42583">
                <text:p>42583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42614">
                <text:p>42614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2644">
                <text:p>42644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2675">
                <text:p>42675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2705">
                <text:p>42705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2736">
                <text:p>42736</text:p>
              </table:table-cell>
              <table:table-cell office:value-type="float" office:value="1">
                <text:p>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42767">
                <text:p>42767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2795">
                <text:p>42795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42826">
                <text:p>42826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42856">
                <text:p>42856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42887">
                <text:p>42887</text:p>
              </table:table-cell>
              <table:table-cell office:value-type="float" office:value="0.5">
                <text:p>0.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42917">
                <text:p>42917</text:p>
              </table:table-cell>
              <table:table-cell office:value-type="float" office:value="0">
                <text:p>0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2">
      <style:chart-properties chart:display-label="true" chart:logarithmic="false" chart:minimum="41091" chart:maximum="429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7fff" draw:fill-color="#007f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25cm" svg:height="10.645cm" xlink:href=".." xlink:type="simple" chart:class="chart:scatter" chart:column-mapping="0 1" chart:style-name="ch1">
        <chart:title svg:x="5.608cm" svg:y="0.347cm" chart:style-name="ch2">
          <text:p>Mean Delay Between RFS Responses</text:p>
        </chart:title>
        <chart:plot-area chart:style-name="ch3" table:cell-range-address="datestats.B2:datestats.C62 datestats.B1:datestats.C1 datestats.E1:datestats.E62" chart:data-source-has-labels="both" svg:x="0.378cm" svg:y="1.312cm" svg:width="18.169cm" svg:height="9.121cm">
          <chartooo:coordinate-region svg:x="0.999cm" svg:y="1.486cm" svg:width="16.82cm" svg:height="8.353cm"/>
          <chart:axis chart:dimension="x" chart:name="primary-x" chart:style-name="ch4" chartooo:axis-type="auto">
            <chart:categories table:cell-range-address="datestats.B2:datestats.B6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datestats.C2:datestats.C62" chart:label-cell-address="datestats.C1:datestats.C1" chart:class="chart:scatter">
            <chart:domain table:cell-range-address="datestats.B2:datestats.B62"/>
            <chart:data-point chart:repeated="61"/>
          </chart:series>
          <chart:series chart:attached-axis="primary-y" chart:style-name="ch9" chart:values-cell-range-address="datestats.E2:datestats.E62" chart:label-cell-address="datestats.E1:datestats.E1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reeze</text:p>
                <draw:g>
                  <svg:desc>datestats.C1:datestats.C1</svg:desc>
                </draw:g>
              </table:table-cell>
              <table:table-cell office:value-type="string">
                <text:p> mdbr</text:p>
                <draw:g>
                  <svg:desc>datestats.E1:datestats.E1</svg:desc>
                </draw:g>
              </table:table-cell>
            </table:table-row>
          </table:table-header-rows>
          <table:table-rows>
            <table:table-row>
              <table:table-cell office:value-type="float" office:value="41091">
                <text:p>41091</text:p>
                <draw:g>
                  <svg:desc>datestats.B2:datestats.B62</svg:desc>
                </draw:g>
              </table:table-cell>
              <table:table-cell office:value-type="float" office:value="41091">
                <text:p>41091</text:p>
                <draw:g>
                  <svg:desc>datestats.B2:datestats.B62</svg:desc>
                </draw:g>
              </table:table-cell>
              <table:table-cell office:value-type="float" office:value="1">
                <text:p>1</text:p>
                <draw:g>
                  <svg:desc>datestats.C2:datestats.C62</svg:desc>
                </draw:g>
              </table:table-cell>
              <table:table-cell office:value-type="float" office:value="29">
                <text:p>29</text:p>
                <draw:g>
                  <svg:desc>datestats.E2:datestats.E62</svg:desc>
                </draw:g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41122">
                <text:p>41122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41153">
                <text:p>41153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41183">
                <text:p>41183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41214">
                <text:p>41214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41244">
                <text:p>41244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41275">
                <text:p>41275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41306">
                <text:p>41306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41334">
                <text:p>41334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41365">
                <text:p>41365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41395">
                <text:p>41395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41426">
                <text:p>41426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41456">
                <text:p>41456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41487">
                <text:p>4148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41518">
                <text:p>4151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41548">
                <text:p>4154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41579">
                <text:p>4157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41609">
                <text:p>41609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1640">
                <text:p>4164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1671">
                <text:p>4167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41699">
                <text:p>41699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1730">
                <text:p>4173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1760">
                <text:p>4176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41791">
                <text:p>41791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41821">
                <text:p>4182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41852">
                <text:p>4185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41883">
                <text:p>4188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41913">
                <text:p>419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41944">
                <text:p>4194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41974">
                <text:p>41974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2005">
                <text:p>42005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42036">
                <text:p>42036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42064">
                <text:p>42064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42095">
                <text:p>42095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2125">
                <text:p>4212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42156">
                <text:p>42156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2186">
                <text:p>42186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42217">
                <text:p>4221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42248">
                <text:p>4224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42278">
                <text:p>4227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42309">
                <text:p>4230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42339">
                <text:p>4233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2370">
                <text:p>4237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2401">
                <text:p>4240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42430">
                <text:p>4243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42461">
                <text:p>4246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42491">
                <text:p>4249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42522">
                <text:p>4252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42552">
                <text:p>4255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42583">
                <text:p>4258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42614">
                <text:p>4261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2644">
                <text:p>4264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2675">
                <text:p>426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2705">
                <text:p>4270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2736">
                <text:p>4273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42767">
                <text:p>42767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2795">
                <text:p>42795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42826">
                <text:p>4282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42856">
                <text:p>42856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42887">
                <text:p>42887</text:p>
              </table:table-cell>
              <table:table-cell office:value-type="float" office:value="0.5">
                <text:p>0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42917">
                <text:p>4291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2">
      <style:chart-properties chart:display-label="true" chart:logarithmic="false" chart:minimum="41091" chart:maximum="4294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25cm" svg:height="10.645cm" xlink:href=".." xlink:type="simple" chart:class="chart:scatter" chart:column-mapping="1 0" chart:style-name="ch1">
        <chart:title svg:x="4.219cm" svg:y="0.347cm" chart:style-name="ch2">
          <text:p>Sponsor Activity vs. Prospective Developer Activity </text:p>
        </chart:title>
        <chart:legend chart:legend-position="top" svg:x="6.78cm" svg:y="1.285cm" style:legend-expansion="wide" chart:style-name="ch3"/>
        <chart:plot-area chart:style-name="ch4" table:cell-range-address="datestats.B2:datestats.B62 datestats.F1:datestats.F62 datestats.D1:datestats.D62" chart:data-source-has-labels="both" svg:x="0.378cm" svg:y="2.042cm" svg:width="18.169cm" svg:height="8.391cm">
          <chartooo:coordinate-region svg:x="1.185cm" svg:y="2.216cm" svg:width="16.925cm" svg:height="7.623cm"/>
          <chart:axis chart:dimension="x" chart:name="primary-x" chart:style-name="ch5" chartooo:axis-type="auto">
            <chart:categories table:cell-range-address="datestats.B2:datestats.B62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datestats.F2:datestats.F62" chart:label-cell-address="datestats.F1:datestats.F1" chart:class="chart:scatter">
            <chart:domain table:cell-range-address="datestats.B2:datestats.B62"/>
            <chart:data-point chart:repeated="61"/>
          </chart:series>
          <chart:series chart:attached-axis="primary-y" chart:style-name="ch10" chart:values-cell-range-address="datestats.D2:datestats.D62" chart:label-cell-address="datestats.D1:datestats.D1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mments/mon</text:p>
                <draw:g>
                  <svg:desc>datestats.F1:datestats.F1</svg:desc>
                </draw:g>
              </table:table-cell>
              <table:table-cell office:value-type="string">
                <text:p> new</text:p>
                <draw:g>
                  <svg:desc>datestats.D1:datestats.D1</svg:desc>
                </draw:g>
              </table:table-cell>
            </table:table-row>
          </table:table-header-rows>
          <table:table-rows>
            <table:table-row>
              <table:table-cell office:value-type="float" office:value="41091">
                <text:p>41091</text:p>
                <draw:g>
                  <svg:desc>datestats.B2:datestats.B62</svg:desc>
                </draw:g>
              </table:table-cell>
              <table:table-cell office:value-type="float" office:value="41091">
                <text:p>41091</text:p>
                <draw:g>
                  <svg:desc>datestats.B2:datestats.B62</svg:desc>
                </draw:g>
              </table:table-cell>
              <table:table-cell office:value-type="float" office:value="1.05172413793103">
                <text:p>1.05172413793103</text:p>
                <draw:g>
                  <svg:desc>datestats.F2:datestats.F62</svg:desc>
                </draw:g>
              </table:table-cell>
              <table:table-cell office:value-type="float" office:value="34">
                <text:p>34</text:p>
                <draw:g>
                  <svg:desc>datestats.D2:datestats.D62</svg:desc>
                </draw:g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41122">
                <text:p>41122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41153">
                <text:p>41153</text:p>
              </table:table-cell>
              <table:table-cell office:value-type="float" office:value="0.663043478260869">
                <text:p>0.6630434782608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41183">
                <text:p>41183</text:p>
              </table:table-cell>
              <table:table-cell office:value-type="float" office:value="1.12962962962963">
                <text:p>1.129629629629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41214">
                <text:p>41214</text:p>
              </table:table-cell>
              <table:table-cell office:value-type="float" office:value="1.32608695652174">
                <text:p>1.326086956521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41244">
                <text:p>41244</text:p>
              </table:table-cell>
              <table:table-cell office:value-type="float" office:value="1.17307692307692">
                <text:p>1.173076923076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41275">
                <text:p>41275</text:p>
              </table:table-cell>
              <table:table-cell office:value-type="float" office:value="0.897058823529412">
                <text:p>0.8970588235294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41306">
                <text:p>41306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41334">
                <text:p>41334</text:p>
              </table:table-cell>
              <table:table-cell office:value-type="float" office:value="0.924242424242424">
                <text:p>0.9242424242424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41365">
                <text:p>41365</text:p>
              </table:table-cell>
              <table:table-cell office:value-type="float" office:value="1.27083333333333">
                <text:p>1.270833333333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41395">
                <text:p>41395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41426">
                <text:p>41426</text:p>
              </table:table-cell>
              <table:table-cell office:value-type="float" office:value="0.871428571428571">
                <text:p>0.8714285714285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41456">
                <text:p>41456</text:p>
              </table:table-cell>
              <table:table-cell office:value-type="float" office:value="0.726190476190476">
                <text:p>0.7261904761904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41487">
                <text:p>41487</text:p>
              </table:table-cell>
              <table:table-cell office:value-type="float" office:value="0.824324324324324">
                <text:p>0.8243243243243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41518">
                <text:p>41518</text:p>
              </table:table-cell>
              <table:table-cell office:value-type="float" office:value="0.897058823529412">
                <text:p>0.8970588235294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41548">
                <text:p>41548</text:p>
              </table:table-cell>
              <table:table-cell office:value-type="float" office:value="0.693181818181818">
                <text:p>0.6931818181818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41579">
                <text:p>41579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41609">
                <text:p>41609</text:p>
              </table:table-cell>
              <table:table-cell office:value-type="float" office:value="0.693181818181818">
                <text:p>0.6931818181818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1640">
                <text:p>41640</text:p>
              </table:table-cell>
              <table:table-cell office:value-type="float" office:value="1.69444444444444">
                <text:p>1.694444444444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1671">
                <text:p>41671</text:p>
              </table:table-cell>
              <table:table-cell office:value-type="float" office:value="1.45238095238095">
                <text:p>1.4523809523809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41699">
                <text:p>41699</text:p>
              </table:table-cell>
              <table:table-cell office:value-type="float" office:value="0.953125">
                <text:p>0.9531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41730">
                <text:p>41730</text:p>
              </table:table-cell>
              <table:table-cell office:value-type="float" office:value="1.17307692307692">
                <text:p>1.1730769230769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1760">
                <text:p>41760</text:p>
              </table:table-cell>
              <table:table-cell office:value-type="float" office:value="1.17307692307692">
                <text:p>1.1730769230769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41791">
                <text:p>41791</text:p>
              </table:table-cell>
              <table:table-cell office:value-type="float" office:value="0.897058823529412">
                <text:p>0.8970588235294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41821">
                <text:p>41821</text:p>
              </table:table-cell>
              <table:table-cell office:value-type="float" office:value="1.38636363636364">
                <text:p>1.386363636363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41852">
                <text:p>41852</text:p>
              </table:table-cell>
              <table:table-cell office:value-type="float" office:value="3.8125">
                <text:p>3.81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41883">
                <text:p>41883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41913">
                <text:p>41913</text:p>
              </table:table-cell>
              <table:table-cell office:value-type="float" office:value="2.34615384615385">
                <text:p>2.3461538461538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41944">
                <text:p>41944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41974">
                <text:p>41974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2005">
                <text:p>42005</text:p>
              </table:table-cell>
              <table:table-cell office:value-type="float" office:value="1.27083333333333">
                <text:p>1.270833333333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42036">
                <text:p>42036</text:p>
              </table:table-cell>
              <table:table-cell office:value-type="float" office:value="0.709302325581395">
                <text:p>0.7093023255813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42064">
                <text:p>42064</text:p>
              </table:table-cell>
              <table:table-cell office:value-type="float" office:value="0.953125">
                <text:p>0.9531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42095">
                <text:p>42095</text:p>
              </table:table-cell>
              <table:table-cell office:value-type="float" office:value="1.12962962962963">
                <text:p>1.129629629629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2125">
                <text:p>42125</text:p>
              </table:table-cell>
              <table:table-cell office:value-type="float" office:value="1.22">
                <text:p>1.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42156">
                <text:p>42156</text:p>
              </table:table-cell>
              <table:table-cell office:value-type="float" office:value="1.12962962962963">
                <text:p>1.129629629629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2186">
                <text:p>42186</text:p>
              </table:table-cell>
              <table:table-cell office:value-type="float" office:value="1.69444444444444">
                <text:p>1.694444444444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42217">
                <text:p>42217</text:p>
              </table:table-cell>
              <table:table-cell office:value-type="float" office:value="2.34615384615385">
                <text:p>2.3461538461538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42248">
                <text:p>42248</text:p>
              </table:table-cell>
              <table:table-cell office:value-type="float" office:value="4.35714285714286">
                <text:p>4.3571428571428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42278">
                <text:p>42278</text:p>
              </table:table-cell>
              <table:table-cell office:value-type="float" office:value="4.35714285714286">
                <text:p>4.357142857142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42309">
                <text:p>42309</text:p>
              </table:table-cell>
              <table:table-cell office:value-type="float" office:value="2.77272727272727">
                <text:p>2.772727272727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42339">
                <text:p>42339</text:p>
              </table:table-cell>
              <table:table-cell office:value-type="float" office:value="4.35714285714286">
                <text:p>4.3571428571428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2370">
                <text:p>42370</text:p>
              </table:table-cell>
              <table:table-cell office:value-type="float" office:value="4.35714285714286">
                <text:p>4.357142857142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42401">
                <text:p>42401</text:p>
              </table:table-cell>
              <table:table-cell office:value-type="float" office:value="2.54166666666667">
                <text:p>2.541666666666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42430">
                <text:p>42430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42461">
                <text:p>42461</text:p>
              </table:table-cell>
              <table:table-cell office:value-type="float" office:value="4.35714285714286">
                <text:p>4.357142857142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42491">
                <text:p>42491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42522">
                <text:p>42522</text:p>
              </table:table-cell>
              <table:table-cell office:value-type="float" office:value="6.1">
                <text:p>6.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42552">
                <text:p>42552</text:p>
              </table:table-cell>
              <table:table-cell office:value-type="float" office:value="6.1">
                <text:p>6.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42583">
                <text:p>42583</text:p>
              </table:table-cell>
              <table:table-cell office:value-type="float" office:value="6.1">
                <text:p>6.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42614">
                <text:p>42614</text:p>
              </table:table-cell>
              <table:table-cell office:value-type="float" office:value="3.8125">
                <text:p>3.81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2644">
                <text:p>42644</text:p>
              </table:table-cell>
              <table:table-cell office:value-type="float" office:value="3.8125">
                <text:p>3.8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42675">
                <text:p>42675</text:p>
              </table:table-cell>
              <table:table-cell office:value-type="float" office:value="3.05">
                <text:p>3.0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42705">
                <text:p>42705</text:p>
              </table:table-cell>
              <table:table-cell office:value-type="float" office:value="4.35714285714286">
                <text:p>4.3571428571428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2736">
                <text:p>42736</text:p>
              </table:table-cell>
              <table:table-cell office:value-type="float" office:value="3.38888888888889">
                <text:p>3.388888888888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767">
                <text:p>42767</text:p>
              </table:table-cell>
              <table:table-cell office:value-type="float" office:value="42767">
                <text:p>42767</text:p>
              </table:table-cell>
              <table:table-cell office:value-type="float" office:value="1.79411764705882">
                <text:p>1.794117647058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795">
                <text:p>42795</text:p>
              </table:table-cell>
              <table:table-cell office:value-type="float" office:value="42795">
                <text:p>42795</text:p>
              </table:table-cell>
              <table:table-cell office:value-type="float" office:value="1.525">
                <text:p>1.5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826">
                <text:p>42826</text:p>
              </table:table-cell>
              <table:table-cell office:value-type="float" office:value="42826">
                <text:p>42826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856">
                <text:p>42856</text:p>
              </table:table-cell>
              <table:table-cell office:value-type="float" office:value="42856">
                <text:p>42856</text:p>
              </table:table-cell>
              <table:table-cell office:value-type="float" office:value="0.897058823529412">
                <text:p>0.8970588235294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887">
                <text:p>42887</text:p>
              </table:table-cell>
              <table:table-cell office:value-type="float" office:value="42887">
                <text:p>42887</text:p>
              </table:table-cell>
              <table:table-cell office:value-type="float" office:value="1.32608695652174">
                <text:p>1.326086956521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42917">
                <text:p>42917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112">
                <text:p>1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